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ff"/>
      <style:text-properties fo:color="#0000ff"/>
    </style:style>
    <style:style style:name="ce2" style:family="table-cell" style:parent-style-name="Default" style:data-style-name="N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0.794cm" svg:height="11.093cm" svg:x="4.125cm" svg:y="10.773cm">
            <draw:object draw:notify-on-update-of-ranges="Tabelle1.A1:Tabelle1.A17 Tabelle1.B1:Tabelle1.B17 Tabelle1.C1:Tabelle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109cm" svg:height="9.573cm" svg:x="10.395cm" svg:y="0.453cm">
            <draw:object draw:notify-on-update-of-ranges="Tabelle1.E1:Tabelle1.E17 Tabelle1.F1:Tabelle1.F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1]/[.$A1]" office:value-type="percentage" office:value="0.662698412698413" calcext:value-type="percentage">
            <text:p/>
          </table:table-cell>
          <table:table-cell table:formula="of:=[.C1]/[.$A1]" office:value-type="percentage" office:value="0.277777777777778" calcext:value-type="percentage">
            <text:p/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]/[.$A2]" office:value-type="percentage" office:value="0.401129943502825" calcext:value-type="percentage">
            <text:p/>
          </table:table-cell>
          <table:table-cell table:formula="of:=[.C2]/[.$A2]" office:value-type="percentage" office:value="0.124293785310734" calcext:value-type="percentage">
            <text:p/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3]/[.$A3]" office:value-type="percentage" office:value="0.441717791411043" calcext:value-type="percentage">
            <text:p/>
          </table:table-cell>
          <table:table-cell table:formula="of:=[.C3]/[.$A3]" office:value-type="percentage" office:value="0.134969325153374" calcext:value-type="percentage">
            <text:p/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4]/[.$A4]" office:value-type="percentage" office:value="0.548936170212766" calcext:value-type="percentage">
            <text:p/>
          </table:table-cell>
          <table:table-cell table:formula="of:=[.C4]/[.$A4]" office:value-type="percentage" office:value="0.251063829787234" calcext:value-type="percentage">
            <text:p/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5]/[.$A5]" office:value-type="percentage" office:value="0.536363636363636" calcext:value-type="percentage">
            <text:p/>
          </table:table-cell>
          <table:table-cell table:formula="of:=[.C5]/[.$A5]" office:value-type="percentage" office:value="0.209090909090909" calcext:value-type="percentage">
            <text:p/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6]/[.$A6]" office:value-type="percentage" office:value="0.774436090225564" calcext:value-type="percentage">
            <text:p/>
          </table:table-cell>
          <table:table-cell table:formula="of:=[.C6]/[.$A6]" office:value-type="percentage" office:value="0.334586466165414" calcext:value-type="percentage">
            <text:p/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7]/[.$A7]" office:value-type="percentage" office:value="0.654545454545455" calcext:value-type="percentage">
            <text:p/>
          </table:table-cell>
          <table:table-cell table:formula="of:=[.C7]/[.$A7]" office:value-type="percentage" office:value="0.323636363636364" calcext:value-type="percentage">
            <text:p/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8]/[.$A8]" office:value-type="percentage" office:value="0.593167701863354" calcext:value-type="percentage">
            <text:p/>
          </table:table-cell>
          <table:table-cell table:formula="of:=[.C8]/[.$A8]" office:value-type="percentage" office:value="0.332298136645963" calcext:value-type="percentage">
            <text:p/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9]/[.$A9]" office:value-type="percentage" office:value="0.881967213114754" calcext:value-type="percentage">
            <text:p/>
          </table:table-cell>
          <table:table-cell table:formula="of:=[.C9]/[.$A9]" office:value-type="percentage" office:value="0.40655737704918" calcext:value-type="percentage">
            <text:p/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10]/[.$A10]" office:value-type="percentage" office:value="0.606177606177606" calcext:value-type="percentage">
            <text:p/>
          </table:table-cell>
          <table:table-cell table:formula="of:=[.C10]/[.$A10]" office:value-type="percentage" office:value="0.266409266409266" calcext:value-type="percentage">
            <text:p/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11]/[.$A11]" office:value-type="percentage" office:value="0.587548638132296" calcext:value-type="percentage">
            <text:p/>
          </table:table-cell>
          <table:table-cell table:formula="of:=[.C11]/[.$A11]" office:value-type="percentage" office:value="0.280155642023346" calcext:value-type="percentage">
            <text:p/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12]/[.$A12]" office:value-type="percentage" office:value="0.497584541062802" calcext:value-type="percentage">
            <text:p/>
          </table:table-cell>
          <table:table-cell table:formula="of:=[.C12]/[.$A12]" office:value-type="percentage" office:value="0.164251207729469" calcext:value-type="percentage">
            <text:p/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3]/[.$A13]" office:value-type="percentage" office:value="0.620689655172414" calcext:value-type="percentage">
            <text:p/>
          </table:table-cell>
          <table:table-cell table:formula="of:=[.C13]/[.$A13]" office:value-type="percentage" office:value="0.172413793103448" calcext:value-type="percentage">
            <text:p/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14]/[.$A14]" office:value-type="percentage" office:value="0.492307692307692" calcext:value-type="percentage">
            <text:p/>
          </table:table-cell>
          <table:table-cell table:formula="of:=[.C14]/[.$A14]" office:value-type="percentage" office:value="0.194871794871795" calcext:value-type="percentage">
            <text:p/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15]/[.$A15]" office:value-type="percentage" office:value="0.617142857142857" calcext:value-type="percentage">
            <text:p/>
          </table:table-cell>
          <table:table-cell table:formula="of:=[.C15]/[.$A15]" office:value-type="percentage" office:value="0.374285714285714" calcext:value-type="percentage">
            <text:p/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16]/[.$A16]" office:value-type="percentage" office:value="0.62202380952381" calcext:value-type="percentage">
            <text:p/>
          </table:table-cell>
          <table:table-cell table:formula="of:=[.C16]/[.$A16]" office:value-type="percentage" office:value="0.363095238095238" calcext:value-type="percentage">
            <text:p/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7]/[.$A17]" office:value-type="percentage" office:value="0.393548387096774" calcext:value-type="percentage">
            <text:p/>
          </table:table-cell>
          <table:table-cell table:formula="of:=[.C17]/[.$A17]" office:value-type="percentage" office:value="0.0967741935483871" calcext:value-type="percentage">
            <text:p/>
          </table:table-cell>
        </table:table-row>
        <table:table-row table:style-name="ro3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table:formula="of:=AVERAGE([.A1:.A17])" office:value-type="float" office:value="244" calcext:value-type="float">
            <text:p/>
          </table:table-cell>
          <table:table-cell table:style-name="ce1" table:formula="of:=AVERAGE([.B1:.B17])" office:value-type="float" office:value="147.294117647059" calcext:value-type="float">
            <text:p/>
          </table:table-cell>
          <table:table-cell table:style-name="ce1" table:formula="of:=AVERAGE([.C1:.C17])" office:value-type="float" office:value="67" calcext:value-type="float">
            <text:p/>
          </table:table-cell>
          <table:table-cell table:style-name="ce1" office:value-type="string" calcext:value-type="string">
            <text:p>average</text:p>
          </table:table-cell>
          <table:table-cell table:style-name="Default" table:number-columns-repeated="2"/>
        </table:table-row>
        <table:table-row table:style-name="ro3">
          <table:table-cell table:number-columns-repeated="4"/>
          <table:table-cell table:style-name="Default" table:number-columns-repeated="2"/>
        </table:table-row>
        <table:table-row table:style-name="ro1">
          <table:table-cell table:formula="of:=[.A19]/4" office:value-type="float" office:value="61" calcext:value-type="float">
            <text:p/>
          </table:table-cell>
          <table:table-cell table:style-name="ce2" table:formula="of:=[.B19]/4" office:value-type="float" office:value="36.8235294117647" calcext:value-type="float">
            <text:p/>
          </table:table-cell>
          <table:table-cell table:style-name="ce2" table:formula="of:=[.C19]/4" office:value-type="float" office:value="16.75" calcext:value-type="float">
            <text:p/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.00.0000</text:date>, <text:time style:data-style-name="N2" text:time-value="17:59:37.0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18:25:32.668000000</dc:date>
    <meta:generator>LibreOffice/4.2.0.4$Windows_x86 LibreOffice_project/05dceb5d363845f2cf968344d7adab8dcfb2ba71</meta:generator>
    <meta:editing-duration>P0D</meta:editing-duration>
    <meta:editing-cycles>1</meta:editing-cycles>
    <meta:document-statistic meta:table-count="1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95cm" svg:height="11.094cm" xlink:href=".." xlink:type="simple" chart:class="chart:bar" chart:style-name="ch1">
        <chart:legend chart:legend-position="end" svg:x="28.717cm" svg:y="4.75cm" style:legend-expansion="high" chart:style-name="ch2"/>
        <chart:plot-area chart:style-name="ch3" table:cell-range-address="Tabelle1.A1:Tabelle1.C17" svg:x="1.065cm" svg:y="1.019cm" svg:width="26.422cm" svg:height="9.434cm">
          <chartooo:coordinate-region svg:x="1.872cm" svg:y="1.218cm" svg:width="25.615cm" svg:height="8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17" chart:class="chart:bar">
            <chart:data-point chart:repeated="17"/>
          </chart:series>
          <chart:series chart:style-name="ch8" chart:values-cell-range-address="Tabelle1.B1:Tabelle1.B17" chart:class="chart:bar">
            <chart:data-point chart:repeated="17"/>
          </chart:series>
          <chart:series chart:style-name="ch9" chart:values-cell-range-address="Tabelle1.C1:Tabelle1.C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">
                <text:p>252</text:p>
                <draw:g>
                  <svg:desc>Tabelle1.A1:Tabelle1.A17</svg:desc>
                </draw:g>
              </table:table-cell>
              <table:table-cell office:value-type="float" office:value="167">
                <text:p>167</text:p>
                <draw:g>
                  <svg:desc>Tabelle1.B1:Tabelle1.B17</svg:desc>
                </draw:g>
              </table:table-cell>
              <table:table-cell office:value-type="float" office:value="70">
                <text:p>70</text:p>
                <draw:g>
                  <svg:desc>Tabelle1.C1:Tabelle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">
                <text:p>163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129">
                <text:p>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">
                <text:p>220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206">
                <text:p>2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">
                <text:p>275</text:p>
              </table:table-cell>
              <table:table-cell office:value-type="float" office:value="180">
                <text:p>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">
                <text:p>322</text:p>
              </table:table-cell>
              <table:table-cell office:value-type="float" office:value="191">
                <text:p>1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">
                <text:p>305</text:p>
              </table:table-cell>
              <table:table-cell office:value-type="float" office:value="269">
                <text:p>2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">
                <text:p>259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">
                <text:p>257</text:p>
              </table:table-cell>
              <table:table-cell office:value-type="float" office:value="151">
                <text:p>1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">
                <text:p>207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08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216">
                <text:p>2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1cm" svg:height="9.574cm" xlink:href=".." xlink:type="simple" chart:class="chart:bar" chart:style-name="ch1">
        <chart:legend chart:legend-position="end" svg:x="23.032cm" svg:y="4.239cm" style:legend-expansion="high" chart:style-name="ch2"/>
        <chart:plot-area chart:style-name="ch3" table:cell-range-address="Tabelle1.E1:Tabelle1.F17" svg:x="0.952cm" svg:y="0.899cm" svg:width="21.076cm" svg:height="8.064cm">
          <chartooo:coordinate-region svg:x="2.552cm" svg:y="1.099cm" svg:width="19.476cm" svg:height="7.2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1:Tabelle1.E17" chart:class="chart:bar">
            <chart:data-point chart:repeated="17"/>
          </chart:series>
          <chart:series chart:style-name="ch8" chart:values-cell-range-address="Tabelle1.F1:Tabelle1.F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2698412698413">
                <text:p>0.662698412698413</text:p>
                <draw:g>
                  <svg:desc>Tabelle1.E1:Tabelle1.E17</svg:desc>
                </draw:g>
              </table:table-cell>
              <table:table-cell office:value-type="float" office:value="0.277777777777778">
                <text:p>0.277777777777778</text:p>
                <draw:g>
                  <svg:desc>Tabelle1.F1:Tabelle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129943502825">
                <text:p>0.401129943502825</text:p>
              </table:table-cell>
              <table:table-cell office:value-type="float" office:value="0.124293785310734">
                <text:p>0.124293785310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1717791411043">
                <text:p>0.441717791411043</text:p>
              </table:table-cell>
              <table:table-cell office:value-type="float" office:value="0.134969325153374">
                <text:p>0.134969325153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936170212766">
                <text:p>0.548936170212766</text:p>
              </table:table-cell>
              <table:table-cell office:value-type="float" office:value="0.251063829787234">
                <text:p>0.251063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363636363636">
                <text:p>0.536363636363636</text:p>
              </table:table-cell>
              <table:table-cell office:value-type="float" office:value="0.209090909090909">
                <text:p>0.20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4436090225564">
                <text:p>0.774436090225564</text:p>
              </table:table-cell>
              <table:table-cell office:value-type="float" office:value="0.334586466165414">
                <text:p>0.334586466165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323636363636364">
                <text:p>0.323636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167701863354">
                <text:p>0.593167701863354</text:p>
              </table:table-cell>
              <table:table-cell office:value-type="float" office:value="0.332298136645963">
                <text:p>0.332298136645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967213114754">
                <text:p>0.881967213114754</text:p>
              </table:table-cell>
              <table:table-cell office:value-type="float" office:value="0.40655737704918">
                <text:p>0.40655737704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6177606177606">
                <text:p>0.606177606177606</text:p>
              </table:table-cell>
              <table:table-cell office:value-type="float" office:value="0.266409266409266">
                <text:p>0.266409266409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548638132296">
                <text:p>0.587548638132296</text:p>
              </table:table-cell>
              <table:table-cell office:value-type="float" office:value="0.280155642023346">
                <text:p>0.280155642023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584541062802">
                <text:p>0.497584541062802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194871794871795">
                <text:p>0.194871794871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142857142857">
                <text:p>0.617142857142857</text:p>
              </table:table-cell>
              <table:table-cell office:value-type="float" office:value="0.374285714285714">
                <text:p>0.374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202380952381">
                <text:p>0.62202380952381</text:p>
              </table:table-cell>
              <table:table-cell office:value-type="float" office:value="0.363095238095238">
                <text:p>0.363095238095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3548387096774">
                <text:p>0.393548387096774</text:p>
              </table:table-cell>
              <table:table-cell office:value-type="float" office:value="0.0967741935483871">
                <text:p>0.0967741935483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